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officeooo:rsid="002f4fc6" officeooo:paragraph-rsid="0032ccbf" style:font-weight-asian="normal" style:font-weight-complex="normal"/>
    </style:style>
    <style:style style:name="P2" style:family="paragraph" style:parent-style-name="Text_20_body">
      <style:text-properties fo:font-weight="normal" officeooo:rsid="0035556b" officeooo:paragraph-rsid="0035556b" style:font-weight-asian="normal" style:font-weight-complex="normal"/>
    </style:style>
    <style:style style:name="P3" style:family="paragraph" style:parent-style-name="Heading_20_1">
      <style:text-properties officeooo:rsid="00331dca"/>
    </style:style>
    <style:style style:name="P4" style:family="paragraph" style:parent-style-name="Text_20_body">
      <style:text-properties officeooo:rsid="0035556b" officeooo:paragraph-rsid="003a148c"/>
    </style:style>
    <style:style style:name="P5" style:family="paragraph" style:parent-style-name="Text_20_body" style:list-style-name="L1">
      <style:text-properties fo:font-weight="normal" officeooo:rsid="0035556b" officeooo:paragraph-rsid="0035556b" style:font-weight-asian="normal" style:font-weight-complex="normal"/>
    </style:style>
    <style:style style:name="T1" style:family="text">
      <style:text-properties officeooo:rsid="003403e6"/>
    </style:style>
    <style:style style:name="T2" style:family="text">
      <style:text-properties fo:font-size="7pt" officeooo:rsid="002efa7f" style:font-size-asian="7pt" style:font-size-complex="7pt"/>
    </style:style>
    <style:style style:name="T3" style:family="text">
      <style:text-properties fo:font-size="7pt" officeooo:rsid="003a148c" style:font-size-asian="7pt" style:font-size-complex="7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Future <text:span text:style-name="T1">possibilities</text:span></text:h>
      <text:p text:style-name="P4"><text:span text:style-name="T3">190502</text:span><text:span text:style-name="T2">, updated 1</text:span><text:span text:style-name="T3">9</text:span><text:span text:style-name="T2">.5.2019/pekka</text:span></text:p>
      <text:p text:style-name="P4">To use the communication over unsecured networks, we would like to have secure transport layer and device (process) authentication. This is a bit of challenge, since micro controller resources are limited. OpenSSL provinces high quality TLS, but it is heavy for today’s micro controller. WolfSLL is good and light, but requires commercial licensing (30.5.2019: $5000 per product, I think). Currently I am considering stripped down version of OpenSSL, which would implement only Diffie-Hellman key exchange, AES-256 and digital signatures for authentication.</text:p>
      <text:p text:style-name="P1"/>
      <text:p text:style-name="P2">In some cases we need really high reliability, which could be achieved by redundancy. In practice this means that:</text:p>
      <text:list xml:id="list1121234794" text:style-name="L1">
        <text:list-item>
          <text:p text:style-name="P5">We could use two separate networks to connect an IO device to controlling computer(s).</text:p>
        </text:list-item>
        <text:list-item>
          <text:p text:style-name="P5">We could have two separate IO boards doing the same job and connecting to controlling computer through separate networks.</text:p>
        </text:list-item>
        <text:list-item>
          <text:p text:style-name="P5">We could have two controlling computers running identical functionality.</text:p>
        </text:list-item>
      </text:list>
      <text:p text:style-name="P2"/>
      <text:p text:style-name="P2">The IOCOM protocol is planned so that it is possible to implement these features in future, but so far this is only at conceptual level. Ideas and recommendations are welco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0T18:12:39.468000000</dc:date>
    <meta:editing-duration>PT57M34S</meta:editing-duration>
    <meta:editing-cycles>29</meta:editing-cycles>
    <meta:generator>LibreOffice/6.1.0.3$Windows_X86_64 LibreOffice_project/efb621ed25068d70781dc026f7e9c5187a4decd1</meta:generator>
    <meta:document-statistic meta:table-count="0" meta:image-count="0" meta:object-count="0" meta:page-count="1" meta:paragraph-count="8" meta:word-count="180" meta:character-count="1179" meta:non-whitespace-character-count="1010"/>
  </office:meta>
</office:document-meta>
</file>